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999999"/>
    </style:style>
    <style:style style:name="ce5" style:family="table-cell" style:parent-style-name="Default" style:data-style-name="N0">
      <style:table-cell-properties fo:border="thin solid #000000" style:vertical-align="automatic" fo:background-color="#72BF44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F413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ED1C24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32316666666667cm"/>
    </style:style>
    <style:style style:name="co3" style:family="table-column">
      <style:table-column-properties fo:break-before="auto" style:column-width="3.40783333333333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2.56116666666667cm"/>
    </style:style>
    <style:style style:name="co6" style:family="table-column">
      <style:table-column-properties fo:break-before="auto" style:column-width="3.51366666666667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3.788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9" table:number-columns-repeated="1635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string" table:number-columns-spanned="3" table:number-rows-spanned="1" table:style-name="ce9">
            <text:p>Torneio (10)</text:p>
          </table:table-cell>
          <table:covered-table-cell table:number-columns-repeated="2"/>
          <table:table-cell office:value-type="string" table:number-columns-spanned="3" table:number-rows-spanned="1" table:style-name="ce9">
            <text:p>Torneio (50)</text:p>
          </table:table-cell>
          <table:covered-table-cell table:number-columns-repeated="2"/>
          <table:table-cell office:value-type="string" table:number-columns-spanned="3" table:number-rows-spanned="1" table:style-name="ce9">
            <text:p>Roleta</text:p>
          </table:table-cell>
          <table:covered-table-cell table:number-columns-repeated="2"/>
          <table:table-cell office:value-type="string" table:number-columns-spanned="3" table:number-rows-spanned="1" table:style-name="ce9">
            <text:p>Amostragem Estocástica Uniforme</text:p>
          </table:table-cell>
          <table:covered-table-cell table:number-columns-repeated="2"/>
          <table:table-cell table:number-columns-repeated="16358"/>
        </table:table-row>
        <table:table-row table:style-name="ro1">
          <table:table-cell table:number-columns-repeated="14"/>
          <table:table-cell office:value-type="string" table:style-name="ce2">
            <text:p>Melhor</text:p>
          </table:table-cell>
          <table:table-cell office:value-type="string" table:style-name="ce2">
            <text:p>Média dos Melhores</text:p>
          </table:table-cell>
          <table:table-cell office:value-type="string" table:style-name="ce2">
            <text:p>Diversidade</text:p>
          </table:table-cell>
          <table:table-cell office:value-type="string" table:style-name="ce2">
            <text:p>Melhor</text:p>
          </table:table-cell>
          <table:table-cell office:value-type="string" table:style-name="ce2">
            <text:p>Média dos Melhores</text:p>
          </table:table-cell>
          <table:table-cell office:value-type="string" table:style-name="ce2">
            <text:p>Diversidade</text:p>
          </table:table-cell>
          <table:table-cell office:value-type="string" table:style-name="ce2">
            <text:p>Melhor</text:p>
          </table:table-cell>
          <table:table-cell office:value-type="string" table:style-name="ce2">
            <text:p>Média dos Melhores</text:p>
          </table:table-cell>
          <table:table-cell office:value-type="string" table:style-name="ce2">
            <text:p>Diversidade</text:p>
          </table:table-cell>
          <table:table-cell office:value-type="string" table:style-name="ce2">
            <text:p>Melhor</text:p>
          </table:table-cell>
          <table:table-cell office:value-type="string" table:style-name="ce2">
            <text:p>Média dos Melhores</text:p>
          </table:table-cell>
          <table:table-cell office:value-type="string" table:style-name="ce2">
            <text:p>Diversidade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7225.16119499999" table:style-name="ce3">
            <text:p>127225,1612</text:p>
          </table:table-cell>
          <table:table-cell office:value-type="float" office:value="164701.73329" table:style-name="ce3">
            <text:p>164701,7333</text:p>
          </table:table-cell>
          <table:table-cell office:value-type="float" office:value="1.4026191723400001" table:style-name="ce3">
            <text:p>1,402619172</text:p>
          </table:table-cell>
          <table:table-cell office:value-type="float" office:value="148475.66204900001" table:style-name="ce3">
            <text:p>148475,662</text:p>
          </table:table-cell>
          <table:table-cell office:value-type="float" office:value="192406.275348" table:style-name="ce3">
            <text:p>192406,2753</text:p>
          </table:table-cell>
          <table:table-cell office:value-type="float" office:value="0.89450306401599999" table:style-name="ce3">
            <text:p>0,894503064</text:p>
          </table:table-cell>
          <table:table-cell office:value-type="float" office:value="164683.94764712499" table:style-name="ce3">
            <text:p>164683,9476</text:p>
          </table:table-cell>
          <table:table-cell office:value-type="float" office:value="203691.84457422799" table:style-name="ce3">
            <text:p>203691,8446</text:p>
          </table:table-cell>
          <table:table-cell office:value-type="float" office:value="1.9945221881314099" table:style-name="ce3">
            <text:p>1,994522188</text:p>
          </table:table-cell>
          <table:table-cell office:value-type="float" office:value="156915.665706992" table:style-name="ce3">
            <text:p>156915,6657</text:p>
          </table:table-cell>
          <table:table-cell office:value-type="float" office:value="195860.15599415501" table:style-name="ce3">
            <text:p>195860,156</text:p>
          </table:table-cell>
          <table:table-cell office:value-type="float" office:value="1.7793642478817999" table:style-name="ce3">
            <text:p>1,779364248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7474.00697" table:style-name="ce3">
            <text:p>127474,007</text:p>
          </table:table-cell>
          <table:table-cell office:value-type="float" office:value="160288.494053" table:style-name="ce3">
            <text:p>160288,4941</text:p>
          </table:table-cell>
          <table:table-cell office:value-type="float" office:value="1.18542243508" table:style-name="ce3">
            <text:p>1,185422435</text:p>
          </table:table-cell>
          <table:table-cell office:value-type="float" office:value="155029.14752599999" table:style-name="ce3">
            <text:p>155029,1475</text:p>
          </table:table-cell>
          <table:table-cell office:value-type="float" office:value="199214.90831999999" table:style-name="ce3">
            <text:p>199214,9083</text:p>
          </table:table-cell>
          <table:table-cell office:value-type="float" office:value="0.75845909517999999" table:style-name="ce3">
            <text:p>0,758459095</text:p>
          </table:table-cell>
          <table:table-cell office:value-type="float" office:value="156358.07116864499" table:style-name="ce3">
            <text:p>156358,0712</text:p>
          </table:table-cell>
          <table:table-cell office:value-type="float" office:value="190331.30548971001" table:style-name="ce3">
            <text:p>190331,3055</text:p>
          </table:table-cell>
          <table:table-cell office:value-type="float" office:value="1.9955997904662099" table:style-name="ce3">
            <text:p>1,99559979</text:p>
          </table:table-cell>
          <table:table-cell office:value-type="float" office:value="151436.625321953" table:style-name="ce3">
            <text:p>151436,6253</text:p>
          </table:table-cell>
          <table:table-cell office:value-type="float" office:value="195891.421677684" table:style-name="ce3">
            <text:p>195891,4217</text:p>
          </table:table-cell>
          <table:table-cell office:value-type="float" office:value="1.7514563429702299" table:style-name="ce3">
            <text:p>1,751456343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18824.12489000001" table:style-name="ce3">
            <text:p>118824,1249</text:p>
          </table:table-cell>
          <table:table-cell office:value-type="float" office:value="160081.326711" table:style-name="ce3">
            <text:p>160081,3267</text:p>
          </table:table-cell>
          <table:table-cell office:value-type="float" office:value="1.3850515935400001" table:style-name="ce3">
            <text:p>1,385051594</text:p>
          </table:table-cell>
          <table:table-cell office:value-type="float" office:value="157666.61337499999" table:style-name="ce3">
            <text:p>157666,6134</text:p>
          </table:table-cell>
          <table:table-cell office:value-type="float" office:value="192462.56519299999" table:style-name="ce3">
            <text:p>192462,5652</text:p>
          </table:table-cell>
          <table:table-cell office:value-type="float" office:value="0.76716306218700003" table:style-name="ce3">
            <text:p>0,767163062</text:p>
          </table:table-cell>
          <table:table-cell office:value-type="float" office:value="148926.10011045" table:style-name="ce3">
            <text:p>148926,1001</text:p>
          </table:table-cell>
          <table:table-cell office:value-type="float" office:value="191856.85292519" table:style-name="ce3">
            <text:p>191856,8529</text:p>
          </table:table-cell>
          <table:table-cell office:value-type="float" office:value="1.99689690438774" table:style-name="ce3">
            <text:p>1,996896904</text:p>
          </table:table-cell>
          <table:table-cell office:value-type="float" office:value="160380.71190330101" table:style-name="ce3">
            <text:p>160380,7119</text:p>
          </table:table-cell>
          <table:table-cell office:value-type="float" office:value="202211.098585078" table:style-name="ce3">
            <text:p>202211,0986</text:p>
          </table:table-cell>
          <table:table-cell office:value-type="float" office:value="1.76661927211954" table:style-name="ce3">
            <text:p>1,766619272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8013.234704" table:style-name="ce3">
            <text:p>138013,2347</text:p>
          </table:table-cell>
          <table:table-cell office:value-type="float" office:value="173347.11016800001" table:style-name="ce3">
            <text:p>173347,1102</text:p>
          </table:table-cell>
          <table:table-cell office:value-type="float" office:value="1.3784296606699999" table:style-name="ce3">
            <text:p>1,378429661</text:p>
          </table:table-cell>
          <table:table-cell office:value-type="float" office:value="159556.56352600001" table:style-name="ce3">
            <text:p>159556,5635</text:p>
          </table:table-cell>
          <table:table-cell office:value-type="float" office:value="191631.950102" table:style-name="ce3">
            <text:p>191631,9501</text:p>
          </table:table-cell>
          <table:table-cell office:value-type="float" office:value="0.82074384494499997" table:style-name="ce3">
            <text:p>0,820743845</text:p>
          </table:table-cell>
          <table:table-cell office:value-type="float" office:value="168056.261380215" table:style-name="ce3">
            <text:p>168056,2614</text:p>
          </table:table-cell>
          <table:table-cell office:value-type="float" office:value="205048.73566090001" table:style-name="ce3">
            <text:p>205048,7357</text:p>
          </table:table-cell>
          <table:table-cell office:value-type="float" office:value="1.9967605411293201" table:style-name="ce3">
            <text:p>1,996760541</text:p>
          </table:table-cell>
          <table:table-cell office:value-type="float" office:value="151226.248865498" table:style-name="ce3">
            <text:p>151226,2489</text:p>
          </table:table-cell>
          <table:table-cell office:value-type="float" office:value="196409.28519400899" table:style-name="ce3">
            <text:p>196409,2852</text:p>
          </table:table-cell>
          <table:table-cell office:value-type="float" office:value="1.7932733002403001" table:style-name="ce3">
            <text:p>1,7932733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5739.343655" table:style-name="ce3">
            <text:p>125739,3437</text:p>
          </table:table-cell>
          <table:table-cell office:value-type="float" office:value="165244.57079999999" table:style-name="ce3">
            <text:p>165244,5708</text:p>
          </table:table-cell>
          <table:table-cell office:value-type="float" office:value="1.4508884398899999" table:style-name="ce3">
            <text:p>1,45088844</text:p>
          </table:table-cell>
          <table:table-cell office:value-type="float" office:value="152906.78116300001" table:style-name="ce3">
            <text:p>152906,7812</text:p>
          </table:table-cell>
          <table:table-cell office:value-type="float" office:value="186113.66169099999" table:style-name="ce3">
            <text:p>186113,6617</text:p>
          </table:table-cell>
          <table:table-cell office:value-type="float" office:value="0.82347443604600001" table:style-name="ce3">
            <text:p>0,823474436</text:p>
          </table:table-cell>
          <table:table-cell office:value-type="float" office:value="151716.59413708901" table:style-name="ce3">
            <text:p>151716,5941</text:p>
          </table:table-cell>
          <table:table-cell office:value-type="float" office:value="193266.64545261001" table:style-name="ce3">
            <text:p>193266,6455</text:p>
          </table:table-cell>
          <table:table-cell office:value-type="float" office:value="1.9971696309045699" table:style-name="ce3">
            <text:p>1,997169631</text:p>
          </table:table-cell>
          <table:table-cell office:value-type="float" office:value="160950.91030677999" table:style-name="ce3">
            <text:p>160950,9103</text:p>
          </table:table-cell>
          <table:table-cell office:value-type="float" office:value="196289.53068835099" table:style-name="ce3">
            <text:p>196289,5307</text:p>
          </table:table-cell>
          <table:table-cell office:value-type="float" office:value="1.69525805083689" table:style-name="ce3">
            <text:p>1,695258051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46460.96637099999" table:style-name="ce3">
            <text:p>146460,9664</text:p>
          </table:table-cell>
          <table:table-cell office:value-type="float" office:value="183643.215341" table:style-name="ce3">
            <text:p>183643,2153</text:p>
          </table:table-cell>
          <table:table-cell office:value-type="float" office:value="1.10649471592" table:style-name="ce3">
            <text:p>1,106494716</text:p>
          </table:table-cell>
          <table:table-cell office:value-type="float" office:value="150990.982208" table:style-name="ce3">
            <text:p>150990,9822</text:p>
          </table:table-cell>
          <table:table-cell office:value-type="float" office:value="195125.21681300001" table:style-name="ce3">
            <text:p>195125,2168</text:p>
          </table:table-cell>
          <table:table-cell office:value-type="float" office:value="0.76149234619600004" table:style-name="ce3">
            <text:p>0,761492346</text:p>
          </table:table-cell>
          <table:table-cell office:value-type="float" office:value="166174.66349709401" table:style-name="ce3">
            <text:p>166174,6635</text:p>
          </table:table-cell>
          <table:table-cell office:value-type="float" office:value="210284.88433271801" table:style-name="ce3">
            <text:p>210284,8843</text:p>
          </table:table-cell>
          <table:table-cell office:value-type="float" office:value="1.99841020396285" table:style-name="ce3">
            <text:p>1,998410204</text:p>
          </table:table-cell>
          <table:table-cell office:value-type="float" office:value="154295.46550183801" table:style-name="ce3">
            <text:p>154295,4655</text:p>
          </table:table-cell>
          <table:table-cell office:value-type="float" office:value="194772.134457637" table:style-name="ce3">
            <text:p>194772,1345</text:p>
          </table:table-cell>
          <table:table-cell office:value-type="float" office:value="1.83436187815444" table:style-name="ce3">
            <text:p>1,834361878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9988.32944599999" table:style-name="ce3">
            <text:p>139988,3294</text:p>
          </table:table-cell>
          <table:table-cell office:value-type="float" office:value="168262.218502" table:style-name="ce3">
            <text:p>168262,2185</text:p>
          </table:table-cell>
          <table:table-cell office:value-type="float" office:value="1.2677825172299999" table:style-name="ce3">
            <text:p>1,267782517</text:p>
          </table:table-cell>
          <table:table-cell office:value-type="float" office:value="163429.75581900001" table:style-name="ce3">
            <text:p>163429,7558</text:p>
          </table:table-cell>
          <table:table-cell office:value-type="float" office:value="189207.67848900001" table:style-name="ce3">
            <text:p>189207,6785</text:p>
          </table:table-cell>
          <table:table-cell office:value-type="float" office:value="0.679182153043" table:style-name="ce3">
            <text:p>0,679182153</text:p>
          </table:table-cell>
          <table:table-cell office:value-type="float" office:value="150828.21406724901" table:style-name="ce3">
            <text:p>150828,2141</text:p>
          </table:table-cell>
          <table:table-cell office:value-type="float" office:value="193720.798095334" table:style-name="ce3">
            <text:p>193720,7981</text:p>
          </table:table-cell>
          <table:table-cell office:value-type="float" office:value="1.9969567711841201" table:style-name="ce3">
            <text:p>1,996956771</text:p>
          </table:table-cell>
          <table:table-cell office:value-type="float" office:value="147409.18141486499" table:style-name="ce3">
            <text:p>147409,1814</text:p>
          </table:table-cell>
          <table:table-cell office:value-type="float" office:value="190837.32481979" table:style-name="ce3">
            <text:p>190837,3248</text:p>
          </table:table-cell>
          <table:table-cell office:value-type="float" office:value="1.8124672603457299" table:style-name="ce3">
            <text:p>1,81246726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6210.499199" table:style-name="ce3">
            <text:p>126210,4992</text:p>
          </table:table-cell>
          <table:table-cell office:value-type="float" office:value="161835.940168" table:style-name="ce3">
            <text:p>161835,9402</text:p>
          </table:table-cell>
          <table:table-cell office:value-type="float" office:value="1.1932949188099999" table:style-name="ce3">
            <text:p>1,193294919</text:p>
          </table:table-cell>
          <table:table-cell office:value-type="float" office:value="160474.45796699999" table:style-name="ce3">
            <text:p>160474,458</text:p>
          </table:table-cell>
          <table:table-cell office:value-type="float" office:value="188090.510969" table:style-name="ce3">
            <text:p>188090,511</text:p>
          </table:table-cell>
          <table:table-cell office:value-type="float" office:value="0.69059675555199995" table:style-name="ce3">
            <text:p>0,690596756</text:p>
          </table:table-cell>
          <table:table-cell office:value-type="float" office:value="157202.24623521601" table:style-name="ce3">
            <text:p>157202,2462</text:p>
          </table:table-cell>
          <table:table-cell office:value-type="float" office:value="198990.63018205899" table:style-name="ce3">
            <text:p>198990,6302</text:p>
          </table:table-cell>
          <table:table-cell office:value-type="float" office:value="1.9972660829654001" table:style-name="ce3">
            <text:p>1,997266083</text:p>
          </table:table-cell>
          <table:table-cell office:value-type="float" office:value="154985.885747019" table:style-name="ce3">
            <text:p>154985,8857</text:p>
          </table:table-cell>
          <table:table-cell office:value-type="float" office:value="199487.39694762099" table:style-name="ce3">
            <text:p>199487,3969</text:p>
          </table:table-cell>
          <table:table-cell office:value-type="float" office:value="1.7758919736918699" table:style-name="ce3">
            <text:p>1,775891974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6266.90564899999" table:style-name="ce3">
            <text:p>136266,9056</text:p>
          </table:table-cell>
          <table:table-cell office:value-type="float" office:value="168484.552069" table:style-name="ce3">
            <text:p>168484,5521</text:p>
          </table:table-cell>
          <table:table-cell office:value-type="float" office:value="1.2704964786699999" table:style-name="ce3">
            <text:p>1,270496479</text:p>
          </table:table-cell>
          <table:table-cell office:value-type="float" office:value="154308.278479" table:style-name="ce3">
            <text:p>154308,2785</text:p>
          </table:table-cell>
          <table:table-cell office:value-type="float" office:value="186267.615043" table:style-name="ce3">
            <text:p>186267,615</text:p>
          </table:table-cell>
          <table:table-cell office:value-type="float" office:value="0.83032918423199997" table:style-name="ce3">
            <text:p>0,830329184</text:p>
          </table:table-cell>
          <table:table-cell office:value-type="float" office:value="156356.26043432299" table:style-name="ce3">
            <text:p>156356,2604</text:p>
          </table:table-cell>
          <table:table-cell office:value-type="float" office:value="199150.37149389699" table:style-name="ce3">
            <text:p>199150,3715</text:p>
          </table:table-cell>
          <table:table-cell office:value-type="float" office:value="1.99816408491107" table:style-name="ce3">
            <text:p>1,998164085</text:p>
          </table:table-cell>
          <table:table-cell office:value-type="float" office:value="153090.09902597201" table:style-name="ce3">
            <text:p>153090,099</text:p>
          </table:table-cell>
          <table:table-cell office:value-type="float" office:value="194624.77893132501" table:style-name="ce3">
            <text:p>194624,7789</text:p>
          </table:table-cell>
          <table:table-cell office:value-type="float" office:value="1.73485661070784" table:style-name="ce3">
            <text:p>1,734856611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2465.79439900001" table:style-name="ce3">
            <text:p>122465,7944</text:p>
          </table:table-cell>
          <table:table-cell office:value-type="float" office:value="159505.09044999999" table:style-name="ce3">
            <text:p>159505,0905</text:p>
          </table:table-cell>
          <table:table-cell office:value-type="float" office:value="1.28521373278" table:style-name="ce3">
            <text:p>1,285213733</text:p>
          </table:table-cell>
          <table:table-cell office:value-type="float" office:value="153647.41655600001" table:style-name="ce3">
            <text:p>153647,4166</text:p>
          </table:table-cell>
          <table:table-cell office:value-type="float" office:value="190452.81781199999" table:style-name="ce3">
            <text:p>190452,8178</text:p>
          </table:table-cell>
          <table:table-cell office:value-type="float" office:value="0.80301662135100005" table:style-name="ce3">
            <text:p>0,803016621</text:p>
          </table:table-cell>
          <table:table-cell office:value-type="float" office:value="154672.879921605" table:style-name="ce3">
            <text:p>154672,8799</text:p>
          </table:table-cell>
          <table:table-cell office:value-type="float" office:value="199439.655991359" table:style-name="ce3">
            <text:p>199439,656</text:p>
          </table:table-cell>
          <table:table-cell office:value-type="float" office:value="1.99602883584026" table:style-name="ce3">
            <text:p>1,996028836</text:p>
          </table:table-cell>
          <table:table-cell office:value-type="float" office:value="158708.49455078199" table:style-name="ce3">
            <text:p>158708,4946</text:p>
          </table:table-cell>
          <table:table-cell office:value-type="float" office:value="197421.61870930999" table:style-name="ce3">
            <text:p>197421,6187</text:p>
          </table:table-cell>
          <table:table-cell office:value-type="float" office:value="1.77275229281515" table:style-name="ce3">
            <text:p>1,772752293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2431.91563800001" table:style-name="ce3">
            <text:p>132431,9156</text:p>
          </table:table-cell>
          <table:table-cell office:value-type="float" office:value="165094.30021799999" table:style-name="ce3">
            <text:p>165094,3002</text:p>
          </table:table-cell>
          <table:table-cell office:value-type="float" office:value="1.22938461922" table:style-name="ce3">
            <text:p>1,229384619</text:p>
          </table:table-cell>
          <table:table-cell office:value-type="float" office:value="158988.30870200001" table:style-name="ce3">
            <text:p>158988,3087</text:p>
          </table:table-cell>
          <table:table-cell office:value-type="float" office:value="192079.26396800001" table:style-name="ce3">
            <text:p>192079,264</text:p>
          </table:table-cell>
          <table:table-cell office:value-type="float" office:value="0.83291010834199997" table:style-name="ce3">
            <text:p>0,832910108</text:p>
          </table:table-cell>
          <table:table-cell office:value-type="float" office:value="156299.67849874299" table:style-name="ce3">
            <text:p>156299,6785</text:p>
          </table:table-cell>
          <table:table-cell office:value-type="float" office:value="202604.333394602" table:style-name="ce3">
            <text:p>202604,3334</text:p>
          </table:table-cell>
          <table:table-cell office:value-type="float" office:value="1.9968104301263001" table:style-name="ce3">
            <text:p>1,99681043</text:p>
          </table:table-cell>
          <table:table-cell office:value-type="float" office:value="154290.785441988" table:style-name="ce3">
            <text:p>154290,7854</text:p>
          </table:table-cell>
          <table:table-cell office:value-type="float" office:value="189357.906881448" table:style-name="ce3">
            <text:p>189357,9069</text:p>
          </table:table-cell>
          <table:table-cell office:value-type="float" office:value="1.8103819002718899" table:style-name="ce3">
            <text:p>1,8103819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9176.40117300001" table:style-name="ce3">
            <text:p>129176,4012</text:p>
          </table:table-cell>
          <table:table-cell office:value-type="float" office:value="162829.62659999999" table:style-name="ce3">
            <text:p>162829,6266</text:p>
          </table:table-cell>
          <table:table-cell office:value-type="float" office:value="1.22489460949" table:style-name="ce3">
            <text:p>1,224894609</text:p>
          </table:table-cell>
          <table:table-cell office:value-type="float" office:value="148554.54061600001" table:style-name="ce3">
            <text:p>148554,5406</text:p>
          </table:table-cell>
          <table:table-cell office:value-type="float" office:value="185521.32427899999" table:style-name="ce3">
            <text:p>185521,3243</text:p>
          </table:table-cell>
          <table:table-cell office:value-type="float" office:value="0.84220941737999999" table:style-name="ce3">
            <text:p>0,842209417</text:p>
          </table:table-cell>
          <table:table-cell office:value-type="float" office:value="163768.69606415101" table:style-name="ce3">
            <text:p>163768,6961</text:p>
          </table:table-cell>
          <table:table-cell office:value-type="float" office:value="209628.38884201701" table:style-name="ce3">
            <text:p>209628,3888</text:p>
          </table:table-cell>
          <table:table-cell office:value-type="float" office:value="1.9957827167884801" table:style-name="ce3">
            <text:p>1,995782717</text:p>
          </table:table-cell>
          <table:table-cell office:value-type="float" office:value="151754.49630132999" table:style-name="ce3">
            <text:p>151754,4963</text:p>
          </table:table-cell>
          <table:table-cell office:value-type="float" office:value="188806.65214776201" table:style-name="ce3">
            <text:p>188806,6521</text:p>
          </table:table-cell>
          <table:table-cell office:value-type="float" office:value="1.79229880183259" table:style-name="ce3">
            <text:p>1,792298802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8782.535109" table:style-name="ce3">
            <text:p>128782,5351</text:p>
          </table:table-cell>
          <table:table-cell office:value-type="float" office:value="167637.94168399999" table:style-name="ce3">
            <text:p>167637,9417</text:p>
          </table:table-cell>
          <table:table-cell office:value-type="float" office:value="1.22821389076" table:style-name="ce3">
            <text:p>1,228213891</text:p>
          </table:table-cell>
          <table:table-cell office:value-type="float" office:value="140558.83366" table:style-name="ce3">
            <text:p>140558,8337</text:p>
          </table:table-cell>
          <table:table-cell office:value-type="float" office:value="176510.94404900001" table:style-name="ce3">
            <text:p>176510,944</text:p>
          </table:table-cell>
          <table:table-cell office:value-type="float" office:value="0.83614956721300004" table:style-name="ce3">
            <text:p>0,836149567</text:p>
          </table:table-cell>
          <table:table-cell office:value-type="float" office:value="153034.341972608" table:style-name="ce3">
            <text:p>153034,342</text:p>
          </table:table-cell>
          <table:table-cell office:value-type="float" office:value="192302.98725670099" table:style-name="ce3">
            <text:p>192302,9873</text:p>
          </table:table-cell>
          <table:table-cell office:value-type="float" office:value="1.9971596531051801" table:style-name="ce3">
            <text:p>1,997159653</text:p>
          </table:table-cell>
          <table:table-cell office:value-type="float" office:value="166588.30813213999" table:style-name="ce3">
            <text:p>166588,3081</text:p>
          </table:table-cell>
          <table:table-cell office:value-type="float" office:value="203435.05954240201" table:style-name="ce3">
            <text:p>203435,0595</text:p>
          </table:table-cell>
          <table:table-cell office:value-type="float" office:value="1.76718800668513" table:style-name="ce3">
            <text:p>1,767188007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0883.08612199999" table:style-name="ce3">
            <text:p>130883,0861</text:p>
          </table:table-cell>
          <table:table-cell office:value-type="float" office:value="167230.26097500001" table:style-name="ce3">
            <text:p>167230,261</text:p>
          </table:table-cell>
          <table:table-cell office:value-type="float" office:value="1.3450339660899999" table:style-name="ce3">
            <text:p>1,345033966</text:p>
          </table:table-cell>
          <table:table-cell office:value-type="float" office:value="148119.23636400001" table:style-name="ce3">
            <text:p>148119,2364</text:p>
          </table:table-cell>
          <table:table-cell office:value-type="float" office:value="184422.71582000001" table:style-name="ce3">
            <text:p>184422,7158</text:p>
          </table:table-cell>
          <table:table-cell office:value-type="float" office:value="0.86373153067800001" table:style-name="ce3">
            <text:p>0,863731531</text:p>
          </table:table-cell>
          <table:table-cell office:value-type="float" office:value="158464.48409311299" table:style-name="ce3">
            <text:p>158464,4841</text:p>
          </table:table-cell>
          <table:table-cell office:value-type="float" office:value="199051.45059634699" table:style-name="ce3">
            <text:p>199051,4506</text:p>
          </table:table-cell>
          <table:table-cell office:value-type="float" office:value="1.9973725128256301" table:style-name="ce3">
            <text:p>1,997372513</text:p>
          </table:table-cell>
          <table:table-cell office:value-type="float" office:value="163087.065808496" table:style-name="ce3">
            <text:p>163087,0658</text:p>
          </table:table-cell>
          <table:table-cell office:value-type="float" office:value="197808.17564247499" table:style-name="ce3">
            <text:p>197808,1756</text:p>
          </table:table-cell>
          <table:table-cell office:value-type="float" office:value="1.6869897810704499" table:style-name="ce3">
            <text:p>1,686989781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6457.92026899999" table:style-name="ce3">
            <text:p>126457,9203</text:p>
          </table:table-cell>
          <table:table-cell office:value-type="float" office:value="161736.83840000001" table:style-name="ce3">
            <text:p>161736,8384</text:p>
          </table:table-cell>
          <table:table-cell office:value-type="float" office:value="1.3480173281100001" table:style-name="ce3">
            <text:p>1,348017328</text:p>
          </table:table-cell>
          <table:table-cell office:value-type="float" office:value="158620.641902" table:style-name="ce3">
            <text:p>158620,6419</text:p>
          </table:table-cell>
          <table:table-cell office:value-type="float" office:value="185173.25243299999" table:style-name="ce3">
            <text:p>185173,2524</text:p>
          </table:table-cell>
          <table:table-cell office:value-type="float" office:value="0.71672196030500002" table:style-name="ce3">
            <text:p>0,71672196</text:p>
          </table:table-cell>
          <table:table-cell office:value-type="float" office:value="146941.22235780599" table:style-name="ce3">
            <text:p>146941,2224</text:p>
          </table:table-cell>
          <table:table-cell office:value-type="float" office:value="196258.785318796" table:style-name="ce3">
            <text:p>196258,7853</text:p>
          </table:table-cell>
          <table:table-cell office:value-type="float" office:value="1.9974756167527301" table:style-name="ce3">
            <text:p>1,997475617</text:p>
          </table:table-cell>
          <table:table-cell office:value-type="float" office:value="157992.14158865501" table:style-name="ce3">
            <text:p>157992,1416</text:p>
          </table:table-cell>
          <table:table-cell office:value-type="float" office:value="199119.16848277999" table:style-name="ce3">
            <text:p>199119,1685</text:p>
          </table:table-cell>
          <table:table-cell office:value-type="float" office:value="1.82489294652731" table:style-name="ce3">
            <text:p>1,824892947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0977.506521" table:style-name="ce3">
            <text:p>120977,5065</text:p>
          </table:table-cell>
          <table:table-cell office:value-type="float" office:value="157079.81675" table:style-name="ce3">
            <text:p>157079,8168</text:p>
          </table:table-cell>
          <table:table-cell office:value-type="float" office:value="1.29632234944" table:style-name="ce3">
            <text:p>1,296322349</text:p>
          </table:table-cell>
          <table:table-cell office:value-type="float" office:value="147708.98214599999" table:style-name="ce3">
            <text:p>147708,9821</text:p>
          </table:table-cell>
          <table:table-cell office:value-type="float" office:value="194130.431201" table:style-name="ce3">
            <text:p>194130,4312</text:p>
          </table:table-cell>
          <table:table-cell office:value-type="float" office:value="0.78932375464600002" table:style-name="ce3">
            <text:p>0,789323755</text:p>
          </table:table-cell>
          <table:table-cell office:value-type="float" office:value="166935.25894149" table:style-name="ce3">
            <text:p>166935,2589</text:p>
          </table:table-cell>
          <table:table-cell office:value-type="float" office:value="208613.21748127101" table:style-name="ce3">
            <text:p>208613,2175</text:p>
          </table:table-cell>
          <table:table-cell office:value-type="float" office:value="1.9959190800469" table:style-name="ce3">
            <text:p>1,99591908</text:p>
          </table:table-cell>
          <table:table-cell office:value-type="float" office:value="166255.856714186" table:style-name="ce3">
            <text:p>166255,8567</text:p>
          </table:table-cell>
          <table:table-cell office:value-type="float" office:value="201093.37735572399" table:style-name="ce3">
            <text:p>201093,3774</text:p>
          </table:table-cell>
          <table:table-cell office:value-type="float" office:value="1.7766569383122599" table:style-name="ce3">
            <text:p>1,776656938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7216.46795799999" table:style-name="ce3">
            <text:p>127216,468</text:p>
          </table:table-cell>
          <table:table-cell office:value-type="float" office:value="167785.074655" table:style-name="ce3">
            <text:p>167785,0747</text:p>
          </table:table-cell>
          <table:table-cell office:value-type="float" office:value="1.41980759477" table:style-name="ce3">
            <text:p>1,419807595</text:p>
          </table:table-cell>
          <table:table-cell office:value-type="float" office:value="154696.242104" table:style-name="ce3">
            <text:p>154696,2421</text:p>
          </table:table-cell>
          <table:table-cell office:value-type="float" office:value="193181.82853900001" table:style-name="ce3">
            <text:p>193181,8285</text:p>
          </table:table-cell>
          <table:table-cell office:value-type="float" office:value="0.81643343560600001" table:style-name="ce3">
            <text:p>0,816433436</text:p>
          </table:table-cell>
          <table:table-cell office:value-type="float" office:value="164918.804542286" table:style-name="ce3">
            <text:p>164918,8045</text:p>
          </table:table-cell>
          <table:table-cell office:value-type="float" office:value="205966.39516970501" table:style-name="ce3">
            <text:p>205966,3952</text:p>
          </table:table-cell>
          <table:table-cell office:value-type="float" office:value="1.9957893686547401" table:style-name="ce3">
            <text:p>1,995789369</text:p>
          </table:table-cell>
          <table:table-cell office:value-type="float" office:value="155208.25914539001" table:style-name="ce3">
            <text:p>155208,2591</text:p>
          </table:table-cell>
          <table:table-cell office:value-type="float" office:value="202901.40246028799" table:style-name="ce3">
            <text:p>202901,4025</text:p>
          </table:table-cell>
          <table:table-cell office:value-type="float" office:value="1.7754230171202401" table:style-name="ce3">
            <text:p>1,775423017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5573.8477" table:style-name="ce3">
            <text:p>125573,8477</text:p>
          </table:table-cell>
          <table:table-cell office:value-type="float" office:value="159601.45471300001" table:style-name="ce3">
            <text:p>159601,4547</text:p>
          </table:table-cell>
          <table:table-cell office:value-type="float" office:value="1.33771026134" table:style-name="ce3">
            <text:p>1,337710261</text:p>
          </table:table-cell>
          <table:table-cell office:value-type="float" office:value="150835.758294" table:style-name="ce3">
            <text:p>150835,7583</text:p>
          </table:table-cell>
          <table:table-cell office:value-type="float" office:value="184550.181094" table:style-name="ce3">
            <text:p>184550,1811</text:p>
          </table:table-cell>
          <table:table-cell office:value-type="float" office:value="0.74336601062600005" table:style-name="ce3">
            <text:p>0,743366011</text:p>
          </table:table-cell>
          <table:table-cell office:value-type="float" office:value="153919.78393639199" table:style-name="ce3">
            <text:p>153919,7839</text:p>
          </table:table-cell>
          <table:table-cell office:value-type="float" office:value="196213.277692045" table:style-name="ce3">
            <text:p>196213,2777</text:p>
          </table:table-cell>
          <table:table-cell office:value-type="float" office:value="1.99647451087996" table:style-name="ce3">
            <text:p>1,996474511</text:p>
          </table:table-cell>
          <table:table-cell office:value-type="float" office:value="142872.23510754999" table:style-name="ce3">
            <text:p>142872,2351</text:p>
          </table:table-cell>
          <table:table-cell office:value-type="float" office:value="187888.35138785699" table:style-name="ce3">
            <text:p>187888,3514</text:p>
          </table:table-cell>
          <table:table-cell office:value-type="float" office:value="1.7878719848337501" table:style-name="ce3">
            <text:p>1,787871985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47957.12096299999" table:style-name="ce3">
            <text:p>147957,121</text:p>
          </table:table-cell>
          <table:table-cell office:value-type="float" office:value="175841.23523300001" table:style-name="ce3">
            <text:p>175841,2352</text:p>
          </table:table-cell>
          <table:table-cell office:value-type="float" office:value="1.2613135772899999" table:style-name="ce3">
            <text:p>1,261313577</text:p>
          </table:table-cell>
          <table:table-cell office:value-type="float" office:value="172902.742849" table:style-name="ce3">
            <text:p>172902,7428</text:p>
          </table:table-cell>
          <table:table-cell office:value-type="float" office:value="199991.118414" table:style-name="ce3">
            <text:p>199991,1184</text:p>
          </table:table-cell>
          <table:table-cell office:value-type="float" office:value="0.70594593695700003" table:style-name="ce3">
            <text:p>0,705945937</text:p>
          </table:table-cell>
          <table:table-cell office:value-type="float" office:value="146225.699608714" table:style-name="ce3">
            <text:p>146225,6996</text:p>
          </table:table-cell>
          <table:table-cell office:value-type="float" office:value="194778.017618688" table:style-name="ce3">
            <text:p>194778,0176</text:p>
          </table:table-cell>
          <table:table-cell office:value-type="float" office:value="1.99729269043046" table:style-name="ce3">
            <text:p>1,99729269</text:p>
          </table:table-cell>
          <table:table-cell office:value-type="float" office:value="152930.34146130999" table:style-name="ce3">
            <text:p>152930,3415</text:p>
          </table:table-cell>
          <table:table-cell office:value-type="float" office:value="193296.60308037401" table:style-name="ce3">
            <text:p>193296,6031</text:p>
          </table:table-cell>
          <table:table-cell office:value-type="float" office:value="1.7969584341506799" table:style-name="ce3">
            <text:p>1,796958434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2112.02091799999" table:style-name="ce3">
            <text:p>132112,0209</text:p>
          </table:table-cell>
          <table:table-cell office:value-type="float" office:value="165949.03050399999" table:style-name="ce3">
            <text:p>165949,0305</text:p>
          </table:table-cell>
          <table:table-cell office:value-type="float" office:value="1.2766694105600001" table:style-name="ce3">
            <text:p>1,276669411</text:p>
          </table:table-cell>
          <table:table-cell office:value-type="float" office:value="175915.66153400001" table:style-name="ce3">
            <text:p>175915,6615</text:p>
          </table:table-cell>
          <table:table-cell office:value-type="float" office:value="199493.639306" table:style-name="ce3">
            <text:p>199493,6393</text:p>
          </table:table-cell>
          <table:table-cell office:value-type="float" office:value="0.72949686946500003" table:style-name="ce3">
            <text:p>0,729496869</text:p>
          </table:table-cell>
          <table:table-cell office:value-type="float" office:value="164841.52165251799" table:style-name="ce3">
            <text:p>164841,5217</text:p>
          </table:table-cell>
          <table:table-cell office:value-type="float" office:value="204510.89961869401" table:style-name="ce3">
            <text:p>204510,8996</text:p>
          </table:table-cell>
          <table:table-cell office:value-type="float" office:value="1.9980443513183199" table:style-name="ce3">
            <text:p>1,998044351</text:p>
          </table:table-cell>
          <table:table-cell office:value-type="float" office:value="158557.12173398701" table:style-name="ce3">
            <text:p>158557,1217</text:p>
          </table:table-cell>
          <table:table-cell office:value-type="float" office:value="205211.661820715" table:style-name="ce3">
            <text:p>205211,6618</text:p>
          </table:table-cell>
          <table:table-cell office:value-type="float" office:value="1.80013470029185" table:style-name="ce3">
            <text:p>1,8001347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5579.73757299999" table:style-name="ce3">
            <text:p>135579,7376</text:p>
          </table:table-cell>
          <table:table-cell office:value-type="float" office:value="166401.1882" table:style-name="ce3">
            <text:p>166401,1882</text:p>
          </table:table-cell>
          <table:table-cell office:value-type="float" office:value="1.2458247066899999" table:style-name="ce3">
            <text:p>1,245824707</text:p>
          </table:table-cell>
          <table:table-cell office:value-type="float" office:value="154233.74585599999" table:style-name="ce3">
            <text:p>154233,7459</text:p>
          </table:table-cell>
          <table:table-cell office:value-type="float" office:value="188568.325709" table:style-name="ce3">
            <text:p>188568,3257</text:p>
          </table:table-cell>
          <table:table-cell office:value-type="float" office:value="0.87283793559300005" table:style-name="ce3">
            <text:p>0,872837936</text:p>
          </table:table-cell>
          <table:table-cell office:value-type="float" office:value="160766.293693841" table:style-name="ce3">
            <text:p>160766,2937</text:p>
          </table:table-cell>
          <table:table-cell office:value-type="float" office:value="201803.54035404601" table:style-name="ce3">
            <text:p>201803,5404</text:p>
          </table:table-cell>
          <table:table-cell office:value-type="float" office:value="1.9971130900413301" table:style-name="ce3">
            <text:p>1,99711309</text:p>
          </table:table-cell>
          <table:table-cell office:value-type="float" office:value="159963.34513533901" table:style-name="ce3">
            <text:p>159963,3451</text:p>
          </table:table-cell>
          <table:table-cell office:value-type="float" office:value="198982.68557354799" table:style-name="ce3">
            <text:p>198982,6856</text:p>
          </table:table-cell>
          <table:table-cell office:value-type="float" office:value="1.8453673908886099" table:style-name="ce3">
            <text:p>1,845367391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42232.45151700001" table:style-name="ce3">
            <text:p>142232,4515</text:p>
          </table:table-cell>
          <table:table-cell office:value-type="float" office:value="173607.752526" table:style-name="ce3">
            <text:p>173607,7525</text:p>
          </table:table-cell>
          <table:table-cell office:value-type="float" office:value="1.24950651467" table:style-name="ce3">
            <text:p>1,249506515</text:p>
          </table:table-cell>
          <table:table-cell office:value-type="float" office:value="161567.45780100001" table:style-name="ce3">
            <text:p>161567,4578</text:p>
          </table:table-cell>
          <table:table-cell office:value-type="float" office:value="195110.09683600001" table:style-name="ce3">
            <text:p>195110,0968</text:p>
          </table:table-cell>
          <table:table-cell office:value-type="float" office:value="0.77675837927299995" table:style-name="ce3">
            <text:p>0,776758379</text:p>
          </table:table-cell>
          <table:table-cell office:value-type="float" office:value="159625.04634004299" table:style-name="ce3">
            <text:p>159625,0463</text:p>
          </table:table-cell>
          <table:table-cell office:value-type="float" office:value="199684.21938962099" table:style-name="ce3">
            <text:p>199684,2194</text:p>
          </table:table-cell>
          <table:table-cell office:value-type="float" office:value="1.99827716663757" table:style-name="ce3">
            <text:p>1,998277167</text:p>
          </table:table-cell>
          <table:table-cell office:value-type="float" office:value="159081.41129630801" table:style-name="ce3">
            <text:p>159081,4113</text:p>
          </table:table-cell>
          <table:table-cell office:value-type="float" office:value="192732.514898808" table:style-name="ce3">
            <text:p>192732,5149</text:p>
          </table:table-cell>
          <table:table-cell office:value-type="float" office:value="1.8097167136454699" table:style-name="ce3">
            <text:p>1,809716714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3455.87297900001" table:style-name="ce3">
            <text:p>133455,873</text:p>
          </table:table-cell>
          <table:table-cell office:value-type="float" office:value="160639.99869400001" table:style-name="ce3">
            <text:p>160639,9987</text:p>
          </table:table-cell>
          <table:table-cell office:value-type="float" office:value="1.1970698529099999" table:style-name="ce3">
            <text:p>1,197069853</text:p>
          </table:table-cell>
          <table:table-cell office:value-type="float" office:value="167168.70597099999" table:style-name="ce3">
            <text:p>167168,706</text:p>
          </table:table-cell>
          <table:table-cell office:value-type="float" office:value="197419.49591600001" table:style-name="ce3">
            <text:p>197419,4959</text:p>
          </table:table-cell>
          <table:table-cell office:value-type="float" office:value="0.754847131798" table:style-name="ce3">
            <text:p>0,754847132</text:p>
          </table:table-cell>
          <table:table-cell office:value-type="float" office:value="165612.00284369299" table:style-name="ce3">
            <text:p>165612,0028</text:p>
          </table:table-cell>
          <table:table-cell office:value-type="float" office:value="204047.99628107701" table:style-name="ce3">
            <text:p>204047,9963</text:p>
          </table:table-cell>
          <table:table-cell office:value-type="float" office:value="1.99769845427258" table:style-name="ce3">
            <text:p>1,997698454</text:p>
          </table:table-cell>
          <table:table-cell office:value-type="float" office:value="149705.878916991" table:style-name="ce3">
            <text:p>149705,8789</text:p>
          </table:table-cell>
          <table:table-cell office:value-type="float" office:value="191357.32500852799" table:style-name="ce3">
            <text:p>191357,325</text:p>
          </table:table-cell>
          <table:table-cell office:value-type="float" office:value="1.7992366983461801" table:style-name="ce3">
            <text:p>1,799236698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29570.433439" table:style-name="ce3">
            <text:p>129570,4334</text:p>
          </table:table-cell>
          <table:table-cell office:value-type="float" office:value="166683.64037000001" table:style-name="ce3">
            <text:p>166683,6404</text:p>
          </table:table-cell>
          <table:table-cell office:value-type="float" office:value="1.3043112408199999" table:style-name="ce3">
            <text:p>1,304311241</text:p>
          </table:table-cell>
          <table:table-cell office:value-type="float" office:value="143102.34097799999" table:style-name="ce3">
            <text:p>143102,341</text:p>
          </table:table-cell>
          <table:table-cell office:value-type="float" office:value="173194.06498299999" table:style-name="ce3">
            <text:p>173194,065</text:p>
          </table:table-cell>
          <table:table-cell office:value-type="float" office:value="0.76191141377100002" table:style-name="ce3">
            <text:p>0,761911414</text:p>
          </table:table-cell>
          <table:table-cell office:value-type="float" office:value="167157.064345305" table:style-name="ce3">
            <text:p>167157,0643</text:p>
          </table:table-cell>
          <table:table-cell office:value-type="float" office:value="208806.03975143301" table:style-name="ce3">
            <text:p>208806,0398</text:p>
          </table:table-cell>
          <table:table-cell office:value-type="float" office:value="1.9969235118527999" table:style-name="ce3">
            <text:p>1,996923512</text:p>
          </table:table-cell>
          <table:table-cell office:value-type="float" office:value="151146.49694489501" table:style-name="ce3">
            <text:p>151146,4969</text:p>
          </table:table-cell>
          <table:table-cell office:value-type="float" office:value="192096.356788973" table:style-name="ce3">
            <text:p>192096,3568</text:p>
          </table:table-cell>
          <table:table-cell office:value-type="float" office:value="1.80804376928002" table:style-name="ce3">
            <text:p>1,808043769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9530.68676800001" table:style-name="ce3">
            <text:p>139530,6868</text:p>
          </table:table-cell>
          <table:table-cell office:value-type="float" office:value="166544.311644" table:style-name="ce3">
            <text:p>166544,3116</text:p>
          </table:table-cell>
          <table:table-cell office:value-type="float" office:value="1.1504535741299999" table:style-name="ce3">
            <text:p>1,150453574</text:p>
          </table:table-cell>
          <table:table-cell office:value-type="float" office:value="159549.101662" table:style-name="ce3">
            <text:p>159549,1017</text:p>
          </table:table-cell>
          <table:table-cell office:value-type="float" office:value="189738.91912499999" table:style-name="ce3">
            <text:p>189738,9191</text:p>
          </table:table-cell>
          <table:table-cell office:value-type="float" office:value="0.79134924792299999" table:style-name="ce3">
            <text:p>0,791349248</text:p>
          </table:table-cell>
          <table:table-cell office:value-type="float" office:value="166920.310966372" table:style-name="ce3">
            <text:p>166920,311</text:p>
          </table:table-cell>
          <table:table-cell office:value-type="float" office:value="205678.94571222499" table:style-name="ce3">
            <text:p>205678,9457</text:p>
          </table:table-cell>
          <table:table-cell office:value-type="float" office:value="1.99525389342047" table:style-name="ce3">
            <text:p>1,995253893</text:p>
          </table:table-cell>
          <table:table-cell office:value-type="float" office:value="150369.11177998499" table:style-name="ce3">
            <text:p>150369,1118</text:p>
          </table:table-cell>
          <table:table-cell office:value-type="float" office:value="196198.07004629201" table:style-name="ce3">
            <text:p>196198,07</text:p>
          </table:table-cell>
          <table:table-cell office:value-type="float" office:value="1.84136296739754" table:style-name="ce3">
            <text:p>1,841362967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31429.612907" table:style-name="ce3">
            <text:p>131429,6129</text:p>
          </table:table-cell>
          <table:table-cell office:value-type="float" office:value="170335.985437" table:style-name="ce3">
            <text:p>170335,9854</text:p>
          </table:table-cell>
          <table:table-cell office:value-type="float" office:value="1.30434450015" table:style-name="ce3">
            <text:p>1,3043445</text:p>
          </table:table-cell>
          <table:table-cell office:value-type="float" office:value="151086.12061799999" table:style-name="ce3">
            <text:p>151086,1206</text:p>
          </table:table-cell>
          <table:table-cell office:value-type="float" office:value="187414.47231000001" table:style-name="ce3">
            <text:p>187414,4723</text:p>
          </table:table-cell>
          <table:table-cell office:value-type="float" office:value="0.73397690139399996" table:style-name="ce3">
            <text:p>0,733976901</text:p>
          </table:table-cell>
          <table:table-cell office:value-type="float" office:value="154506.787528802" table:style-name="ce3">
            <text:p>154506,7875</text:p>
          </table:table-cell>
          <table:table-cell office:value-type="float" office:value="193999.98960365501" table:style-name="ce3">
            <text:p>193999,9896</text:p>
          </table:table-cell>
          <table:table-cell office:value-type="float" office:value="1.99729601636359" table:style-name="ce3">
            <text:p>1,997296016</text:p>
          </table:table-cell>
          <table:table-cell office:value-type="float" office:value="154490.42248910799" table:style-name="ce3">
            <text:p>154490,4225</text:p>
          </table:table-cell>
          <table:table-cell office:value-type="float" office:value="196719.737127628" table:style-name="ce3">
            <text:p>196719,7371</text:p>
          </table:table-cell>
          <table:table-cell office:value-type="float" office:value="1.79391853126793" table:style-name="ce3">
            <text:p>1,793918531</text:p>
          </table:table-cell>
          <table:table-cell table:number-columns-repeated="16358"/>
        </table:table-row>
        <table:table-row table:style-name="ro1">
          <table:table-cell table:number-columns-repeated="14"/>
          <table:table-cell office:value-type="float" office:value="151823.153945" table:style-name="ce3">
            <text:p>151823,1539</text:p>
          </table:table-cell>
          <table:table-cell office:value-type="float" office:value="180223.95066599999" table:style-name="ce3">
            <text:p>180223,9507</text:p>
          </table:table-cell>
          <table:table-cell office:value-type="float" office:value="1.22063076322" table:style-name="ce3">
            <text:p>1,220630763</text:p>
          </table:table-cell>
          <table:table-cell office:value-type="float" office:value="161330.54891799999" table:style-name="ce3">
            <text:p>161330,5489</text:p>
          </table:table-cell>
          <table:table-cell office:value-type="float" office:value="187076.89016400001" table:style-name="ce3">
            <text:p>187076,8902</text:p>
          </table:table-cell>
          <table:table-cell office:value-type="float" office:value="0.75733492978100003" table:style-name="ce3">
            <text:p>0,75733493</text:p>
          </table:table-cell>
          <table:table-cell office:value-type="float" office:value="158086.135107515" table:style-name="ce3">
            <text:p>158086,1351</text:p>
          </table:table-cell>
          <table:table-cell office:value-type="float" office:value="200131.40249967101" table:style-name="ce3">
            <text:p>200131,4025</text:p>
          </table:table-cell>
          <table:table-cell office:value-type="float" office:value="1.9946585513898301" table:style-name="ce3">
            <text:p>1,994658551</text:p>
          </table:table-cell>
          <table:table-cell office:value-type="float" office:value="148302.46336119901" table:style-name="ce3">
            <text:p>148302,4634</text:p>
          </table:table-cell>
          <table:table-cell office:value-type="float" office:value="193749.34937459501" table:style-name="ce3">
            <text:p>193749,3494</text:p>
          </table:table-cell>
          <table:table-cell office:value-type="float" office:value="1.8444926704748601" table:style-name="ce3">
            <text:p>1,84449267</text:p>
          </table:table-cell>
          <table:table-cell table:number-columns-repeated="16358"/>
        </table:table-row>
        <table:table-row table:style-name="ro1">
          <table:table-cell table:number-columns-repeated="13"/>
          <table:table-cell table:style-name="ce1"/>
          <table:table-cell office:value-type="float" office:value="126770.092519" table:style-name="ce3">
            <text:p>126770,0925</text:p>
          </table:table-cell>
          <table:table-cell office:value-type="float" office:value="166464.36655000001" table:style-name="ce3">
            <text:p>166464,3666</text:p>
          </table:table-cell>
          <table:table-cell office:value-type="float" office:value="1.4366068830200001" table:style-name="ce3">
            <text:p>1,436606883</text:p>
          </table:table-cell>
          <table:table-cell office:value-type="float" office:value="162539.83820900001" table:style-name="ce3">
            <text:p>162539,8382</text:p>
          </table:table-cell>
          <table:table-cell office:value-type="float" office:value="192049.86377" table:style-name="ce3">
            <text:p>192049,8638</text:p>
          </table:table-cell>
          <table:table-cell office:value-type="float" office:value="0.74909659341299994" table:style-name="ce3">
            <text:p>0,749096593</text:p>
          </table:table-cell>
          <table:table-cell office:value-type="float" office:value="148643.207534769" table:style-name="ce3">
            <text:p>148643,2075</text:p>
          </table:table-cell>
          <table:table-cell office:value-type="float" office:value="188151.85560681301" table:style-name="ce3">
            <text:p>188151,8556</text:p>
          </table:table-cell>
          <table:table-cell office:value-type="float" office:value="1.9946785069886199" table:style-name="ce3">
            <text:p>1,994678507</text:p>
          </table:table-cell>
          <table:table-cell office:value-type="float" office:value="153087.43973616799" table:style-name="ce3">
            <text:p>153087,4397</text:p>
          </table:table-cell>
          <table:table-cell office:value-type="float" office:value="198126.288105705" table:style-name="ce3">
            <text:p>198126,2881</text:p>
          </table:table-cell>
          <table:table-cell office:value-type="float" office:value="1.7329441991568799" table:style-name="ce3">
            <text:p>1,732944199</text:p>
          </table:table-cell>
          <table:table-cell table:number-columns-repeated="16358"/>
        </table:table-row>
        <table:table-row table:style-name="ro1">
          <table:table-cell table:number-columns-repeated="13"/>
          <table:table-cell table:style-name="ce1"/>
          <table:table-cell office:value-type="float" office:value="140559.24702000001" table:style-name="ce3">
            <text:p>140559,247</text:p>
          </table:table-cell>
          <table:table-cell office:value-type="float" office:value="168031.99626499999" table:style-name="ce3">
            <text:p>168031,9963</text:p>
          </table:table-cell>
          <table:table-cell office:value-type="float" office:value="1.1653371249" table:style-name="ce3">
            <text:p>1,165337125</text:p>
          </table:table-cell>
          <table:table-cell office:value-type="float" office:value="146812.71013399999" table:style-name="ce3">
            <text:p>146812,7101</text:p>
          </table:table-cell>
          <table:table-cell office:value-type="float" office:value="180951.34451299999" table:style-name="ce3">
            <text:p>180951,3445</text:p>
          </table:table-cell>
          <table:table-cell office:value-type="float" office:value="0.73846358518999999" table:style-name="ce3">
            <text:p>0,738463585</text:p>
          </table:table-cell>
          <table:table-cell office:value-type="float" office:value="156267.81032785299" table:style-name="ce3">
            <text:p>156267,8103</text:p>
          </table:table-cell>
          <table:table-cell office:value-type="float" office:value="199512.176941257" table:style-name="ce3">
            <text:p>199512,1769</text:p>
          </table:table-cell>
          <table:table-cell office:value-type="float" office:value="1.99429602467842" table:style-name="ce3">
            <text:p>1,994296025</text:p>
          </table:table-cell>
          <table:table-cell office:value-type="float" office:value="159441.830676046" table:style-name="ce3">
            <text:p>159441,8307</text:p>
          </table:table-cell>
          <table:table-cell office:value-type="float" office:value="194438.442135791" table:style-name="ce3">
            <text:p>194438,4421</text:p>
          </table:table-cell>
          <table:table-cell office:value-type="float" office:value="1.7842932807835901" table:style-name="ce3">
            <text:p>1,784293281</text:p>
          </table:table-cell>
          <table:table-cell table:number-columns-repeated="16358"/>
        </table:table-row>
        <table:table-row table:style-name="ro1">
          <table:table-cell table:number-columns-repeated="13"/>
          <table:table-cell table:style-name="ce1"/>
          <table:table-cell office:value-type="float" office:value="142414.843662" table:style-name="ce3">
            <text:p>142414,8437</text:p>
          </table:table-cell>
          <table:table-cell office:value-type="float" office:value="170980.32819199999" table:style-name="ce3">
            <text:p>170980,3282</text:p>
          </table:table-cell>
          <table:table-cell office:value-type="float" office:value="1.2854931111600001" table:style-name="ce3">
            <text:p>1,285493111</text:p>
          </table:table-cell>
          <table:table-cell office:value-type="float" office:value="153276.63114300001" table:style-name="ce3">
            <text:p>153276,6311</text:p>
          </table:table-cell>
          <table:table-cell office:value-type="float" office:value="193631.516592" table:style-name="ce3">
            <text:p>193631,5166</text:p>
          </table:table-cell>
          <table:table-cell office:value-type="float" office:value="0.77613310384400003" table:style-name="ce3">
            <text:p>0,776133104</text:p>
          </table:table-cell>
          <table:table-cell office:value-type="float" office:value="169103.98010560201" table:style-name="ce3">
            <text:p>169103,9801</text:p>
          </table:table-cell>
          <table:table-cell office:value-type="float" office:value="209509.300684913" table:style-name="ce3">
            <text:p>209509,3007</text:p>
          </table:table-cell>
          <table:table-cell office:value-type="float" office:value="1.9963581032203399" table:style-name="ce3">
            <text:p>1,996358103</text:p>
          </table:table-cell>
          <table:table-cell office:value-type="float" office:value="147590.48796651501" table:style-name="ce3">
            <text:p>147590,488</text:p>
          </table:table-cell>
          <table:table-cell office:value-type="float" office:value="194541.48225934099" table:style-name="ce3">
            <text:p>194541,4823</text:p>
          </table:table-cell>
          <table:table-cell office:value-type="float" office:value="1.84787847040335" table:style-name="ce3">
            <text:p>1,84787847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4">
            <text:p>Min</text:p>
          </table:table-cell>
          <table:table-cell office:value-type="float" office:value="118824.12489000001" table:formula="of:=MIN([.O6:.O35])" table:style-name="ce5">
            <text:p>118824,1249</text:p>
          </table:table-cell>
          <table:table-cell office:value-type="float" office:value="157079.81675" table:formula="of:=MIN([.P6:.P35])" table:style-name="ce5">
            <text:p>157079,8168</text:p>
          </table:table-cell>
          <table:table-cell office:value-type="float" office:value="1.10649471592" table:formula="of:=MIN([.Q6:.Q35])" table:style-name="ce3">
            <text:p>1,106494716</text:p>
          </table:table-cell>
          <table:table-cell office:value-type="float" office:value="140558.83366" table:formula="of:=MIN([.R6:.R35])" table:style-name="ce3">
            <text:p>140558,8337</text:p>
          </table:table-cell>
          <table:table-cell office:value-type="float" office:value="173194.06498299999" table:formula="of:=MIN([.S6:.S35])" table:style-name="ce3">
            <text:p>173194,065</text:p>
          </table:table-cell>
          <table:table-cell office:value-type="float" office:value="0.679182153043" table:formula="of:=MIN([.T6:.T35])" table:style-name="ce6">
            <text:p>0,679182153</text:p>
          </table:table-cell>
          <table:table-cell office:value-type="float" office:value="146225.699608714" table:formula="of:=MIN([.U6:.U35])" table:style-name="ce6">
            <text:p>146225,6996</text:p>
          </table:table-cell>
          <table:table-cell office:value-type="float" office:value="188151.85560681301" table:formula="of:=MIN([.V6:.V35])" table:style-name="ce6">
            <text:p>188151,8556</text:p>
          </table:table-cell>
          <table:table-cell office:value-type="float" office:value="1.99429602467842" table:formula="of:=MIN([.W6:.W35])" table:style-name="ce5">
            <text:p>1,994296025</text:p>
          </table:table-cell>
          <table:table-cell office:value-type="float" office:value="142872.23510754999" table:formula="of:=MIN([.X6:.X35])" table:style-name="ce3">
            <text:p>142872,2351</text:p>
          </table:table-cell>
          <table:table-cell office:value-type="float" office:value="187888.35138785699" table:formula="of:=MIN([.Y6:.Y35])" table:style-name="ce3">
            <text:p>187888,3514</text:p>
          </table:table-cell>
          <table:table-cell office:value-type="float" office:value="1.6869897810704499" table:formula="of:=MIN([.Z6:.Z35])" table:style-name="ce3">
            <text:p>1,68698978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4">
            <text:p>Max</text:p>
          </table:table-cell>
          <table:table-cell office:value-type="float" office:value="151823.153945" table:formula="of:=MAX([.O6:.O36])" table:style-name="ce5">
            <text:p>151823,1539</text:p>
          </table:table-cell>
          <table:table-cell office:value-type="float" office:value="183643.215341" table:formula="of:=MAX([.P6:.P36])" table:style-name="ce5">
            <text:p>183643,2153</text:p>
          </table:table-cell>
          <table:table-cell office:value-type="float" office:value="1.4508884398899999" table:formula="of:=MAX([.Q6:.Q36])" table:style-name="ce3">
            <text:p>1,45088844</text:p>
          </table:table-cell>
          <table:table-cell office:value-type="float" office:value="175915.66153400001" table:formula="of:=MAX([.R6:.R36])" table:style-name="ce7">
            <text:p>175915,6615</text:p>
          </table:table-cell>
          <table:table-cell office:value-type="float" office:value="199991.118414" table:formula="of:=MAX([.S6:.S36])" table:style-name="ce3">
            <text:p>199991,1184</text:p>
          </table:table-cell>
          <table:table-cell office:value-type="float" office:value="0.89450306401599999" table:formula="of:=MAX([.T6:.T36])" table:style-name="ce7">
            <text:p>0,894503064</text:p>
          </table:table-cell>
          <table:table-cell office:value-type="float" office:value="169103.98010560201" table:formula="of:=MAX([.U6:.U36])" table:style-name="ce3">
            <text:p>169103,9801</text:p>
          </table:table-cell>
          <table:table-cell office:value-type="float" office:value="210284.88433271801" table:formula="of:=MAX([.V6:.V36])" table:style-name="ce6">
            <text:p>210284,8843</text:p>
          </table:table-cell>
          <table:table-cell office:value-type="float" office:value="1.99841020396285" table:formula="of:=MAX([.W6:.W36])" table:style-name="ce5">
            <text:p>1,998410204</text:p>
          </table:table-cell>
          <table:table-cell office:value-type="float" office:value="166588.30813213999" table:formula="of:=MAX([.X6:.X36])" table:style-name="ce3">
            <text:p>166588,3081</text:p>
          </table:table-cell>
          <table:table-cell office:value-type="float" office:value="205211.661820715" table:formula="of:=MAX([.Y6:.Y36])" table:style-name="ce3">
            <text:p>205211,6618</text:p>
          </table:table-cell>
          <table:table-cell office:value-type="float" office:value="1.84787847040335" table:formula="of:=MAX([.Z6:.Z36])" table:style-name="ce3">
            <text:p>1,84787847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4">
            <text:p>Média</text:p>
          </table:table-cell>
          <table:table-cell office:value-type="float" office:value="132945.33125040625" table:formula="of:=AVERAGE([.O6:.O37])" table:style-name="ce5">
            <text:p>132945,3313</text:p>
          </table:table-cell>
          <table:table-cell office:value-type="float" office:value="167088.01193496879" table:formula="of:=AVERAGE([.P6:.P37])" table:style-name="ce5">
            <text:p>167088,0119</text:p>
          </table:table-cell>
          <table:table-cell office:value-type="float" office:value="1.2815632093587501" table:formula="of:=AVERAGE([.Q6:.Q37])" table:style-name="ce3">
            <text:p>1,281563209</text:p>
          </table:table-cell>
          <table:table-cell office:value-type="float" office:value="155954.00947884377" table:formula="of:=AVERAGE([.R6:.R37])" table:style-name="ce8">
            <text:p>155954,0095</text:p>
          </table:table-cell>
          <table:table-cell office:value-type="float" office:value="189511.50225618749" table:formula="of:=AVERAGE([.S6:.S37])" table:style-name="ce3">
            <text:p>189511,5023</text:p>
          </table:table-cell>
          <table:table-cell office:value-type="float" office:value="0.78098886228140652" table:formula="of:=AVERAGE([.T6:.T37])" table:style-name="ce6">
            <text:p>0,780988862</text:p>
          </table:table-cell>
          <table:table-cell office:value-type="float" office:value="158510.72027421699" table:formula="of:=AVERAGE([.U6:.U37])" table:style-name="ce7">
            <text:p>158510,7203</text:p>
          </table:table-cell>
          <table:table-cell office:value-type="float" office:value="200170.99012347229" table:formula="of:=AVERAGE([.V6:.V37])" table:style-name="ce7">
            <text:p>200170,9901</text:p>
          </table:table-cell>
          <table:table-cell office:value-type="float" office:value="1.9965986097599524" table:formula="of:=AVERAGE([.W6:.W37])" table:style-name="ce5">
            <text:p>1,99659861</text:p>
          </table:table-cell>
          <table:table-cell office:value-type="float" office:value="155049.22910382116" table:formula="of:=AVERAGE([.X6:.X37])" table:style-name="ce3">
            <text:p>155049,2291</text:p>
          </table:table-cell>
          <table:table-cell office:value-type="float" office:value="196086.41779170523" table:formula="of:=AVERAGE([.Y6:.Y37])" table:style-name="ce3">
            <text:p>196086,4178</text:p>
          </table:table-cell>
          <table:table-cell office:value-type="float" office:value="1.786788146374318" table:formula="of:=AVERAGE([.Z6:.Z37])" table:style-name="ce3">
            <text:p>1,786788146</text:p>
          </table:table-cell>
          <table:table-cell table:number-columns-repeated="16358"/>
        </table:table-row>
        <table:table-row table:number-rows-repeated="2" table:style-name="ro1">
          <table:table-cell table:number-columns-repeated="13"/>
          <table:table-cell table:style-name="ce4"/>
          <table:table-cell table:number-columns-repeated="12" table:style-name="ce3"/>
          <table:table-cell table:number-columns-repeated="16358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FFFFFF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FFFFFF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FFFF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FFFFFF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FFFFFF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FF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FF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Joel Pires</dc:creator>
    <meta:creation-date>2018-05-18T17:25:55Z</meta:creation-date>
    <dc:date>2018-05-25T01:46:16Z</dc:date>
    <meta:editing-cycles>2</meta:editing-cycles>
    <meta:editing-duration>PT2381S</meta:editing-duration>
  </office:meta>
</office:document-meta>
</file>